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egoe UI" svg:font-family="'Segoe UI', Frutiger, 'Frutiger Linotype', 'Droid Sans', 'Dejavu Sans', 'Helvetica Neue', 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200%"/>
      <style:text-properties fo:font-variant="normal" fo:text-transform="none" fo:color="#000000" style:text-line-through-style="none" style:text-position="0% 100%" style:font-name="Times New Roman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00%"/>
      <style:text-properties fo:font-variant="normal" fo:text-transform="none" fo:color="#000000" style:text-line-through-style="none" style:text-position="0% 100%" style:font-name="Times New Roman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5.6634in" fo:margin-right="0in" fo:text-indent="0in" style:auto-text-indent="false"/>
      <style:text-properties style:text-position="0% 100%" style:font-name="Times New Roman" fo:font-size="12pt" style:font-size-asian="12pt" style:font-size-complex="12pt"/>
    </style:style>
    <style:style style:name="P6" style:family="paragraph" style:parent-style-name="Standard">
      <style:paragraph-properties fo:line-height="200%" fo:break-before="page"/>
      <style:text-properties fo:font-variant="normal" fo:text-transform="none" fo:color="#000000" style:text-line-through-style="none" style:text-position="0% 100%" style:font-name="Times New Roman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.502in" fo:margin-right="0in" fo:line-height="100%" fo:text-indent="0in" style:auto-text-indent="false"/>
      <style:text-properties fo:font-variant="normal" fo:text-transform="none" fo:color="#000000" style:text-line-through-style="none" style:text-position="0% 100%" style:font-name="Times New Roman" fo:font-size="10pt" fo:letter-spacing="normal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 style:font-weight-complex="bold"/>
    </style:style>
    <style:style style:name="T6" style:family="text">
      <style:text-properties fo:color="#222222" style:font-name="Times New Roman"/>
    </style:style>
    <style:style style:name="T7" style:family="text">
      <style:text-properties fo:color="#222222" style:font-name="Times New Roman" fo:font-style="italic"/>
    </style:style>
    <style:style style:name="T8" style:family="text">
      <style:text-properties fo:color="#222222" style:font-name="Times New Roman" fo:font-style="italic" style:font-style-asian="italic" style:font-style-complex="italic"/>
    </style:style>
    <style:style style:name="T9" style:family="text">
      <style:text-properties fo:color="#222222" style:text-position="super 58%" style:font-name="Times New Roman"/>
    </style:style>
    <style:style style:name="T10" style:family="text">
      <style:text-properties fo:color="#222222" style:text-position="super 58%" style:font-name="Times New Roman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uke Gessler</text:p>
      <text:p text:style-name="P5">March 2, 2015</text:p>
      <text:p text:style-name="P5">ANTH 5401</text:p>
      <text:p text:style-name="P1"/>
      <text:p text:style-name="P1"/>
      <text:p text:style-name="P2">Journal 4</text:p>
      <text:p text:style-name="P1"/>
      <text:p text:style-name="P3"><text:span text:style-name="T2">?ani</text:span><text:span text:style-name="T3">. </text:span>This form appeared early on in the first or second session. At that time there seemed no reason to assume it wasn't a simple conjunction ('and'), but later forms have made this untenable. These are the relevant forms.</text:p>
      <text:p text:style-name="P7">ɲegɨr <text:span text:style-name="T3">ɲani</text:span> rowem</text:p>
      <text:p text:style-name="P7">`stick and fruit'</text:p>
      <text:p text:style-name="P7"/>
      <text:p text:style-name="P7">pah<text:span text:style-name="T4">w</text:span>i rowep <text:span text:style-name="T3">pani</text:span> ah<text:span text:style-name="T4">w</text:span>i aropa <text:span text:style-name="T3">hani</text:span> pah<text:span text:style-name="T4">w</text:span>i cup</text:p>
      <text:p text:style-name="P7">`red berries and red cloth and red paper' (stacked on top of each other)</text:p>
      <text:p text:style-name="P7"/>
      <text:p text:style-name="P7">hanah k<text:span text:style-name="T4">w</text:span>ap<text:span text:style-name="T4">w</text:span>e urupat <text:span text:style-name="T3">k</text:span><text:span text:style-name="T5">w</text:span><text:span text:style-name="T3">ani</text:span> eli</text:p>
      <text:p text:style-name="P7">`Hannah and Eli are home'</text:p>
      <text:p text:style-name="P7"/>
      <text:p text:style-name="P7">cato <text:span text:style-name="T3">gani</text:span> mihig</text:p>
      <text:p text:style-name="P7">`up on the hill' </text:p>
      <text:p text:style-name="P7"/>
      <text:p text:style-name="P7">cato <text:span text:style-name="T3">gani</text:span> weimog</text:p>
      <text:p text:style-name="P7">`up on the ridge'</text:p>
      <text:p text:style-name="P7"/>
      <text:p text:style-name="P7">lise <text:span text:style-name="T3">k</text:span><text:span text:style-name="T5">w</text:span><text:span text:style-name="T3">-ani</text:span> ira <text:span text:style-name="T3">c-ani</text:span> nəgacic yopugi ɲɨrɨk</text:p>
      <text:p text:style-name="P7">(Mary 3sg.f-and John 3pl.common_gender-and children good family)</text:p>
      <text:p text:style-name="P7">`Mary and John and children are a good family'</text:p>
      <text:p text:style-name="P4"/>
      <text:p text:style-name="P3">Nothing is especially troubling in the first two forms. The most difficult phenomenon to wrestle with in those two forms (apparently) is the conditioning of the <text:span text:style-name="T1">?</text:span> by noun class and number. The next form is where the trouble begins. </text:p>
      <text:p text:style-name="P3"><text:tab/>Wanting to be consistent with the 'and' interpretation of <text:span text:style-name="T1">?ani</text:span>, I first glossed the form as 'hanah sit at.home and eli', meaning 'Hannah and Eli are at home'. But that's a remarkably uncommon way to order the subjects, which made me wonder whether it might “actually mean” something like 'hanah sit at.home <text:span text:style-name="T1">with</text:span> eli'. I found a reference that told me that Guianese French Creole has a similar situation. For example, the sentence</text:p>
      <text:p text:style-name="P3"><text:span text:style-name="Emphasis"><text:span text:style-name="T7"><text:tab/>“Mo wè Jan ké Mari </text:span></text:span><text:span text:style-name="T6">could be either 'I saw John and Mary' or 'I saw John with Mary'”.</text:span></text:p>
      <text:p text:style-name="P3"><text:span text:style-name="T6">Now we know that both interpretations are at least not impossible—it's just a question of which one fits the data better. The third utterance has a </text:span><text:span text:style-name="T8">k</text:span><text:span text:style-name="T10">w</text:span><text:span text:style-name="T6">, in favor of the 'with' interpretation, but look at the last utterance! There's a common-gender plural </text:span><text:span text:style-name="T8">c-</text:span><text:span text:style-name="T6">, referring to Lise and I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egoe UI" svg:font-family="'Segoe UI', Frutiger, 'Frutiger Linotype', 'Droid Sans', 'Dejavu Sans', 'Helvetica Neue', 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4:44:20</meta:creation-date>
    <dc:date>2015-03-02T15:51:34</dc:date>
    <meta:editing-duration>PT7H34M55S</meta:editing-duration>
    <meta:editing-cycles>41</meta:editing-cycles>
    <meta:generator>LibreOffice/3.5$Linux_X86_64 LibreOffice_project/350m1$Build-2</meta:generator>
    <meta:document-statistic meta:table-count="0" meta:image-count="0" meta:object-count="0" meta:page-count="1" meta:paragraph-count="22" meta:word-count="304" meta:character-count="1715" meta:non-whitespace-character-count="1429"/>
  </office:meta>
</office:document-meta>
</file>